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cccccc" draw:textarea-horizontal-align="justify" draw:textarea-vertical-align="top" draw:auto-grow-height="false" fo:min-height="6.75cm" fo:min-width="11.5cm"/>
      <style:paragraph-properties style:writing-mode="lr-tb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2cm" fo:min-width="3cm"/>
      <style:paragraph-properties style:writing-mode="lr-tb"/>
    </style:style>
    <style:style style:name="gr3" style:family="graphic" style:parent-style-name="standard" style:list-style-name="L1">
      <style:graphic-properties draw:fill-color="#dee7e5" draw:textarea-horizontal-align="justify" draw:textarea-vertical-align="middle" draw:auto-grow-height="false" fo:min-height="2cm" fo:min-width="3cm"/>
      <style:paragraph-properties style:writing-mode="lr-tb"/>
    </style:style>
    <style:style style:name="gr4" style:family="graphic" style:parent-style-name="standard" style:list-style-name="L1">
      <style:graphic-properties draw:fill-color="#729fcf" draw:textarea-horizontal-align="justify" draw:textarea-vertical-align="middle" draw:auto-grow-height="false" fo:min-height="1.5cm" fo:min-width="5.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  <style:paragraph-properties style:writing-mode="lr-tb"/>
    </style:style>
    <style:style style:name="gr6" style:family="graphic" style:parent-style-name="standard" style:list-style-name="L1">
      <style:graphic-properties draw:fill-color="#ffff00" draw:textarea-horizontal-align="justify" draw:textarea-vertical-align="middle" draw:auto-grow-height="false" fo:min-height="2cm" fo:min-width="8.75cm"/>
      <style:paragraph-properties style:writing-mode="lr-tb"/>
    </style:style>
    <style:style style:name="gr7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7.25cm"/>
      <style:paragraph-properties style:writing-mode="lr-tb"/>
    </style:style>
    <style:style style:name="gr8" style:family="graphic" style:parent-style-name="standard" style:list-style-name="L1">
      <style:graphic-properties draw:fill-color="#ffe994" draw:textarea-horizontal-align="justify" draw:textarea-vertical-align="middle" draw:auto-grow-height="false" fo:min-height="1.75cm" fo:min-width="5cm"/>
      <style:paragraph-properties style:writing-mode="lr-tb"/>
    </style:style>
    <style:style style:name="gr9" style:family="graphic" style:parent-style-name="standard" style:list-style-name="L1">
      <style:graphic-properties draw:fill-color="#729fcf" draw:textarea-horizontal-align="justify" draw:textarea-vertical-align="middle" draw:auto-grow-height="false" fo:min-height="1.25cm" fo:min-width="2.75cm"/>
      <style:paragraph-properties style:writing-mode="lr-tb"/>
    </style:style>
    <style:style style:name="gr10" style:family="graphic" style:parent-style-name="standard" style:list-style-name="L1">
      <style:graphic-properties draw:fill-color="#cccccc" draw:textarea-horizontal-align="justify" draw:textarea-vertical-align="middle" draw:auto-grow-height="false" fo:min-height="1.5cm" fo:min-width="3.75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81cm" svg:stroke-color="#1584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 style:list-style-name="L1">
      <style:graphic-properties draw:stroke="dash" draw:stroke-dash="Long_20_Dash" svg:stroke-width="0.018cm" draw:marker-start-width="0.227cm" draw:marker-end-width="0.227cm" draw:fill="none" draw:fill-color="#ffff00" draw:textarea-horizontal-align="justify" draw:textarea-vertical-align="top" draw:auto-grow-height="false" fo:min-height="4.232cm" fo:min-width="4.232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 style:list-style-name="L1">
      <style:graphic-properties draw:fill-color="#cccccc" draw:textarea-horizontal-align="justify" draw:textarea-vertical-align="middle" draw:auto-grow-height="false" fo:min-height="1.25cm" fo:min-width="2.25cm"/>
      <style:paragraph-properties style:writing-mode="lr-tb"/>
    </style:style>
    <style:style style:name="gr14" style:family="graphic" style:parent-style-name="standard" style:list-style-name="L1">
      <style:graphic-properties draw:fill-color="#cccccc" draw:textarea-horizontal-align="justify" draw:textarea-vertical-align="middle" draw:auto-grow-height="false" fo:min-height="1.5cm" fo:min-width="1.25cm"/>
      <style:paragraph-properties style:writing-mode="lr-tb"/>
    </style:style>
    <style:style style:name="gr15" style:family="graphic" style:parent-style-name="standard" style:list-style-name="L1">
      <style:graphic-properties draw:stroke="dash" draw:stroke-dash="Long_20_Dash" draw:fill-color="#ffffff" draw:textarea-horizontal-align="justify" draw:textarea-vertical-align="middle" draw:auto-grow-height="false" fo:min-height="1.25cm" fo:min-width="10.25cm"/>
      <style:paragraph-properties style:writing-mode="lr-tb"/>
    </style:style>
    <style:style style:name="gr16" style:family="graphic" style:parent-style-name="objectwithoutfill">
      <style:graphic-properties svg:stroke-color="#ff8000" draw:fill="none" draw:textarea-vertical-align="middle"/>
      <style:paragraph-properties style:writing-mode="lr-tb"/>
    </style:style>
    <style:style style:name="gr17" style:family="graphic" style:parent-style-name="standard" style:list-style-name="L1">
      <style:graphic-properties draw:stroke="dash" draw:stroke-dash="Long_20_Dot" draw:fill-color="#ffffff" draw:textarea-horizontal-align="justify" draw:textarea-vertical-align="middle" draw:auto-grow-height="false" fo:min-height="1.25cm" fo:min-width="1.5cm"/>
      <style:paragraph-properties style:writing-mode="lr-tb"/>
    </style:style>
    <style:style style:name="gr18" style:family="graphic" style:parent-style-name="objectwithoutfill">
      <style:graphic-properties svg:stroke-color="#ff8000" draw:marker-end="Arrowheads_20_2" draw:fill="none" draw:textarea-vertical-align="middle"/>
      <style:paragraph-properties style:writing-mode="lr-tb"/>
    </style:style>
    <style:style style:name="gr19" style:family="graphic" style:parent-style-name="standard" style:list-style-name="L1">
      <style:graphic-properties draw:fill-color="#b4c7dc" draw:textarea-horizontal-align="justify" draw:textarea-vertical-align="middle" draw:auto-grow-height="false" fo:min-height="2cm" fo:min-width="3cm"/>
      <style:paragraph-properties style:writing-mode="lr-tb"/>
    </style:style>
    <style:style style:name="gr20" style:family="graphic" style:parent-style-name="standard" style:list-style-name="L1">
      <style:graphic-properties draw:fill-color="#b4c7dc" draw:textarea-horizontal-align="justify" draw:textarea-vertical-align="middle" draw:auto-grow-height="false" fo:min-height="2.25cm" fo:min-width="3cm"/>
      <style:paragraph-properties style:writing-mode="lr-tb"/>
    </style:style>
    <style:style style:name="gr21" style:family="graphic" style:parent-style-name="objectwithoutfill">
      <style:graphic-properties svg:stroke-color="#ff8000" draw:marker-start="Arrowheads_20_3" draw:marker-end="Arrowheads_20_2" draw:fill="none" draw:textarea-vertical-align="middl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style="italic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start" fo:text-indent="0cm"/>
      <style:text-properties fo:font-style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e0c2cd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dee7e5"/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8" style:family="paragraph">
      <loext:graphic-properties draw:fill-color="#729fcf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-color="#ffff00"/>
      <style:paragraph-properties fo:margin-left="0cm" fo:margin-right="0cm" fo:margin-top="0cm" fo:margin-bottom="0cm" fo:line-height="100%" fo:text-align="start" fo:text-indent="0cm"/>
      <style:text-properties fo:font-style="italic"/>
    </style:style>
    <style:style style:name="P12" style:family="paragraph">
      <loext:graphic-properties draw:fill-color="#ffe994"/>
      <style:paragraph-properties fo:margin-left="0cm" fo:margin-right="0cm" fo:margin-top="0cm" fo:margin-bottom="0cm" fo:line-height="100%" fo:text-align="start" fo:text-indent="0cm"/>
      <style:text-properties fo:font-style="italic"/>
    </style:style>
    <style:style style:name="P13" style:family="paragraph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fo:font-size="11pt" fo:font-style="normal" fo:font-weight="normal" style:font-size-asian="11pt" style:font-weight-asian="normal" style:font-size-complex="11pt" style:font-weight-complex="normal"/>
    </style:style>
    <style:style style:name="P16" style:family="paragraph">
      <loext:graphic-properties draw:fill="none" draw:fill-color="#ffff00"/>
      <style:paragraph-properties fo:margin-left="0cm" fo:margin-right="0cm" fo:margin-top="0cm" fo:margin-bottom="0cm" fo:line-height="100%" fo:text-align="end" fo:text-indent="0cm"/>
      <style:text-properties fo:font-size="11pt" fo:font-style="normal" fo:font-weight="normal" style:font-size-asian="11pt" style:font-weight-asian="normal" style:font-size-complex="11pt" style:font-weight-complex="normal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cm" svg:height="7cm" svg:x="7.357cm" svg:y="3.071cm">
          <text:p text:style-name="P1"><text:span text:style-name="T1">Raspberry PI 3b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5cm" svg:height="2.25cm" svg:x="11.107cm" svg:y="4.249cm">
          <text:p text:style-name="P3"><text:span text:style-name="T1">MQTT Broker</text:span><text:span text:style-name="T1"><text:line-break/></text:span><text:span text:style-name="T2">Mosquitto</text:span></text:p>
          <text:p text:style-name="P3"><text:span text:style-name="T3">(Docker Contain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5cm" svg:height="2.25cm" svg:x="7.857cm" svg:y="7.571cm">
          <text:p text:style-name="P5"><text:span text:style-name="T1">Tibber </text:span></text:p>
          <text:p text:style-name="P5"><text:span text:style-name="T1">Publisher</text:span><text:span text:style-name="T1"><text:line-break/></text:span><text:span text:style-name="T3">(Docker Container)</text:span> 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cm" svg:height="1.75cm" svg:x="9.107cm" svg:y="13.071cm">
          <text:p text:style-name="P7"><text:span text:style-name="T1">Victron Multiplus II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1.857cm" svg:y1="2.571cm" svg:x2="4.357cm" svg:y2="2.571cm">
          <text:p text:style-name="P9"><text:span text:style-name="T4">LAN</text:span></text:p>
          <text:p text:style-name="P9"><text:span text:style-name="T4"/></text:p>
        </draw:line>
        <draw:custom-shape draw:style-name="gr6" draw:text-style-name="P11" draw:layer="layout" svg:width="9.25cm" svg:height="2.25cm" svg:x="4.857cm" svg:y="21.571cm">
          <text:p text:style-name="P1"><text:span text:style-name="T1">Solar Modules</text:span></text:p>
          <text:p text:style-name="P1"><text:span text:style-name="T1">6,84 kWp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7.75cm" svg:height="2cm" svg:x="4.857cm" svg:y="16.821cm">
          <text:p text:style-name="P1"><text:span text:style-name="T1">Solar Modules <text:s text:c="2"/></text:span></text:p>
          <text:p text:style-name="P1"><text:span text:style-name="T1">3,6 kWp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5cm" svg:height="2cm" svg:x="1.857cm" svg:y="13.571cm">
          <text:p text:style-name="P1"><text:span text:style-name="T1">LiFePo4</text:span></text:p>
          <text:p text:style-name="P1"><text:span text:style-name="T1">14 kWh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25cm" svg:height="1.5cm" svg:x="9.107cm" svg:y="17.071cm">
          <text:p text:style-name="P7"><text:span text:style-name="T1">Victron </text:span></text:p>
          <text:p text:style-name="P7"><text:span text:style-name="T1">MPPT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15.107cm" svg:y1="13.821cm" svg:x2="16.107cm" svg:y2="15.321cm">
          <text:p text:style-name="P9"><text:span text:style-name="T4">RS485</text:span></text:p>
          <text:p text:style-name="P9"><text:span text:style-name="T4"/></text:p>
        </draw:line>
        <draw:custom-shape draw:style-name="gr10" draw:text-style-name="P13" draw:layer="layout" svg:width="4.25cm" svg:height="1.75cm" svg:x="9.607cm" svg:y="21.821cm">
          <text:p text:style-name="P7"><text:span text:style-name="T1">Solar Charger</text:span></text:p>
          <text:p text:style-name="P7"><text:span text:style-name="T1">(SMA)</text:span></text:p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7.357cm" svg:y1="14.571cm" svg:x2="9.357cm" svg:y2="17.071cm">
          <text:p/>
        </draw:line>
        <draw:line draw:style-name="gr11" draw:text-style-name="P14" draw:layer="layout" svg:x1="1.857cm" svg:y1="1.571cm" svg:x2="4.107cm" svg:y2="1.571cm">
          <text:p/>
        </draw:line>
        <draw:line draw:style-name="gr5" draw:text-style-name="P10" draw:layer="layout" svg:x1="12.857cm" svg:y1="10.071cm" svg:x2="12.857cm" svg:y2="13.071cm">
          <text:p text:style-name="P9"><text:span text:style-name="T4">LAN</text:span></text:p>
          <text:p text:style-name="P9"><text:span text:style-name="T4"/></text:p>
        </draw:line>
        <draw:custom-shape draw:style-name="gr12" draw:text-style-name="P16" draw:layer="layout" svg:width="4.75cm" svg:height="4.5cm" svg:x="1.357cm" svg:y="1.071cm">
          <text:p text:style-name="P15"><text:span text:style-name="T5"/></text:p>
          <text:p text:style-name="P15"><text:span text:style-name="T5">Energy</text:span></text:p>
          <text:p text:style-name="P15"><text:span text:style-name="T5"/></text:p>
          <text:p text:style-name="P15"><text:span text:style-name="T5"/></text:p>
          <text:p text:style-name="P15"><text:span text:style-name="T5">Communication</text:span></text:p>
          <text:p text:style-name="P15"><text:span text:style-name="T5"/></text:p>
          <text:p text:style-name="P15"><text:span text:style-name="T5"/></text:p>
          <text:p text:style-name="P15"><text:span text:style-name="T5"/></text:p>
          <text:p text:style-name="P15"><text:span text:style-name="T5">MQTT Messag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75cm" svg:height="1.5cm" svg:x="4.357cm" svg:y="13.821cm">
          <text:p text:style-name="P7"><text:span text:style-name="T1">LiFePo </text:span><text:span text:style-name="T1"><text:line-break/></text:span><text:span text:style-name="T1">BMS</text:span></text:p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13.107cm" svg:y1="16.321cm" svg:x2="15.107cm" svg:y2="16.321cm">
          <text:p/>
        </draw:line>
        <draw:custom-shape draw:style-name="gr14" draw:text-style-name="P13" draw:layer="layout" svg:width="1.75cm" svg:height="1.75cm" svg:x="15.107cm" svg:y="15.321cm">
          <text:p text:style-name="P7"><text:span text:style-name="T1">EM24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10.783cm" svg:y1="14.821cm" svg:x2="10.783cm" svg:y2="17.071cm">
          <text:p text:style-name="P9"><text:span text:style-name="T4">RS485</text:span></text:p>
          <text:p text:style-name="P9"><text:span text:style-name="T4"/></text:p>
        </draw:line>
        <draw:line draw:style-name="gr11" draw:text-style-name="P14" draw:layer="layout" svg:x1="13.107cm" svg:y1="14.821cm" svg:x2="13.107cm" svg:y2="16.321cm">
          <text:p/>
        </draw:line>
        <draw:custom-shape draw:style-name="gr15" draw:text-style-name="P17" draw:layer="layout" svg:width="10.75cm" svg:height="1.5cm" draw:transform="rotate (1.57673044625168) translate (17.889cm 24.075cm)">
          <text:p text:style-name="P7"><text:span text:style-name="T1">Power G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4" draw:layer="layout" svg:x1="14.107cm" svg:y1="22.571cm" svg:x2="17.857cm" svg:y2="22.571cm">
          <text:p/>
        </draw:line>
        <draw:line draw:style-name="gr11" draw:text-style-name="P14" draw:layer="layout" svg:x1="16.357cm" svg:y1="18.571cm" svg:x2="17.857cm" svg:y2="18.571cm">
          <text:p/>
        </draw:line>
        <draw:line draw:style-name="gr11" draw:text-style-name="P14" draw:layer="layout" svg:x1="16.107cm" svg:y1="17.071cm" svg:x2="16.107cm" svg:y2="18.571cm">
          <text:p/>
        </draw:line>
        <draw:line draw:style-name="gr11" draw:text-style-name="P14" draw:layer="layout" svg:x1="7.357cm" svg:y1="14.071cm" svg:x2="9.107cm" svg:y2="14.071cm">
          <text:p/>
        </draw:line>
        <draw:line draw:style-name="gr16" draw:text-style-name="P10" draw:layer="layout" svg:x1="1.857cm" svg:y1="4.398cm" svg:x2="4.357cm" svg:y2="4.398cm">
          <text:p text:style-name="P9"><text:span text:style-name="T4"/></text:p>
          <text:p text:style-name="P9"><text:span text:style-name="T4"/></text:p>
        </draw:line>
        <draw:custom-shape draw:style-name="gr17" draw:text-style-name="P18" draw:layer="layout" svg:width="2cm" svg:height="1.5cm" svg:x="1.357cm" svg:y="8.571cm">
          <text:p text:style-name="P5"><text:span text:style-name="T1">Tibber </text:span><text:span text:style-name="T1"><text:line-break/></text:span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9.357cm" svg:y1="7.571cm" svg:x2="11.107cm" svg:y2="6.071cm">
          <text:p text:style-name="P9"><text:span text:style-name="T4"/></text:p>
          <text:p text:style-name="P9"><text:span text:style-name="T4"/></text:p>
        </draw:line>
        <draw:custom-shape draw:style-name="gr19" draw:text-style-name="P19" draw:layer="layout" svg:width="3.5cm" svg:height="2.25cm" svg:x="11.857cm" svg:y="7.571cm">
          <text:p text:style-name="P5"><text:span text:style-name="T1">Victron </text:span></text:p>
          <text:p text:style-name="P5"><text:span text:style-name="T1">Publisher</text:span><text:span text:style-name="T1"><text:line-break/></text:span><text:span text:style-name="T3">(Docker Container)</text:span> 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3.357cm" svg:y1="9.321cm" svg:x2="7.357cm" svg:y2="9.321cm">
          <text:p text:style-name="P9"><text:span text:style-name="T4">Internet</text:span></text:p>
          <text:p text:style-name="P9"><text:span text:style-name="T4"/></text:p>
        </draw:line>
        <draw:line draw:style-name="gr18" draw:text-style-name="P10" draw:layer="layout" svg:x1="13.357cm" svg:y1="7.571cm" svg:x2="13.357cm" svg:y2="6.571cm">
          <text:p text:style-name="P9"><text:span text:style-name="T4"/></text:p>
          <text:p text:style-name="P9"><text:span text:style-name="T4"/></text:p>
        </draw:line>
        <draw:custom-shape draw:style-name="gr20" draw:text-style-name="P19" draw:layer="layout" svg:width="3.5cm" svg:height="2.5cm" svg:x="15.607cm" svg:y="4.071cm">
          <text:p text:style-name="P5"><text:span text:style-name="T1">Multiplus </text:span><text:span text:style-name="T1"><text:line-break/></text:span><text:span text:style-name="T1">(Power) </text:span><text:span text:style-name="T1"><text:line-break/></text:span><text:span text:style-name="T1">Control</text:span><text:span text:style-name="T1"><text:line-break/></text:span><text:span text:style-name="T3">(Docker Container)</text:span> </text:p>
          <draw:enhanced-geometry svg:viewBox="0 0 21600 21600" draw:type="rectangle" draw:enhanced-path="M 0 0 L 21600 0 21600 21600 0 21600 0 0 Z N"/>
        </draw:custom-shape>
        <draw:line draw:style-name="gr21" draw:text-style-name="P10" draw:layer="layout" svg:x1="15.607cm" svg:y1="5.321cm" svg:x2="14.607cm" svg:y2="5.321cm">
          <text:p text:style-name="P9"><text:span text:style-name="T4"/></text:p>
          <text:p text:style-name="P9"><text:span text:style-name="T4"/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2-22T05:20:20.763269714</meta:creation-date>
    <dc:date>2023-12-31T06:04:10.203416507</dc:date>
    <meta:editing-duration>PT18M33S</meta:editing-duration>
    <meta:editing-cycles>4</meta:editing-cycles>
    <meta:generator>LibreOffice/7.1.4.2$MacOSX_X86_64 LibreOffice_project/a529a4fab45b75fefc5b6226684193eb000654f6</meta:generator>
    <meta:document-statistic meta:object-count="33"/>
  </office:meta>
</office:document-meta>
</file>